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lectionView.add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HashMap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llectionView.containsAll( Collection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llectionView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llectionViewIterato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llectionView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Set.iteratorNext( Map . Entry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HashMap.FastHashMap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stHashMap.FastHashMap( int 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lectionView.addAll( Collectio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ViewIterator.CollectionView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stHashMap.hashCod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FastHashMap.containsValue(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stHashMap.putAll( Map 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llectionView.to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stHashMap.put( Object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astHashMap.isEmp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alues.iteratorNext( Map . Entry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View.retainAll( Collection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astHashMap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HashMap.FastHas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lectionView.equals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astHashMap.FastHashMap( int capacity , float fa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stHashMap.setFast( boolean fa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View.contains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stHashMap.get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stHashMap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llectionViewIterator.has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astHashMap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HashMap.remove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llectionView.isEmp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ntrySet.get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HashMap.containsKey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llectionView.Collection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KeySet.iteratorNext( Map . Entry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ViewIterator.remov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astHashMap.getF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View.remove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llectionView.removeAll( Collection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astHashMap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View.toArray( Object [ ]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astHashMap.equals( Object o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4">
            <text:p text:style-name="Table_20_Contents">14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CollectionView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alues.get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View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KeySet.get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HashMap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